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696" calcext:value-type="float">
            <text:p>100.0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532" calcext:value-type="float">
            <text:p>99.7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9144" calcext:value-type="float">
            <text:p>99.0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7464" calcext:value-type="float">
            <text:p>97.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77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